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times new roman" svg:font-family="'times new roman', 'new york',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10pt" fo:font-style="italic" style:font-size-asian="10pt" style:font-size-complex="10pt"/>
    </style:style>
    <style:style style:name="P3" style:family="paragraph" style:parent-style-name="Standard">
      <style:text-properties fo:font-size="10pt" fo:font-weight="bold" style:font-size-asian="10pt" style:font-weight-asian="bold" style:font-size-complex="10pt" style:font-weight-complex="bold"/>
    </style:style>
    <style:style style:name="P4" style:family="paragraph" style:parent-style-name="Standard">
      <style:text-properties fo:color="#000000" style:font-name="Arial" fo:font-size="10pt"/>
    </style:style>
    <style:style style:name="P5" style:family="paragraph" style:parent-style-name="Standard">
      <style:text-properties fo:color="#000000" style:font-name="Arial" fo:font-size="10pt" style:font-size-asian="10pt" style:font-size-complex="10pt"/>
    </style:style>
    <style:style style:name="P6" style:family="paragraph" style:parent-style-name="Standard">
      <style:text-properties style:font-name="times new roman" fo:font-size="10pt" style:font-size-asian="10pt" style:font-size-complex="10pt"/>
    </style:style>
    <style:style style:name="P7" style:family="paragraph" style:parent-style-name="Horizontal_20_Line">
      <style:text-properties fo:font-size="10pt" style:font-size-asian="10pt" style:font-size-complex="10pt"/>
    </style:style>
    <style:style style:name="P8" style:family="paragraph" style:parent-style-name="Text_20_body">
      <style:paragraph-properties fo:margin-top="0in" fo:margin-bottom="0in"/>
      <style:text-properties fo:color="#000000"/>
    </style:style>
    <style:style style:name="P9" style:family="paragraph" style:parent-style-name="Text_20_body">
      <style:paragraph-properties fo:margin-top="0in" fo:margin-bottom="0in"/>
      <style:text-properties fo:color="#000000" style:font-name="Arial" fo:font-size="10pt"/>
    </style:style>
    <style:style style:name="P10" style:family="paragraph" style:parent-style-name="Quotations">
      <style:paragraph-properties fo:margin-top="0in" fo:margin-bottom="0in" fo:padding-left="0.0193in" fo:padding-right="0in" fo:padding-top="0in" fo:padding-bottom="0in" fo:border-left="1.5pt solid #0000ff" fo:border-right="none" fo:border-top="none" fo:border-bottom="none"/>
      <style:text-properties fo:color="#000000" style:font-name="Arial" fo:font-size="10pt" fo:background-color="transparent"/>
    </style:style>
    <style:style style:name="P11" style:family="paragraph" style:parent-style-name="Quotations">
      <style:paragraph-properties fo:margin-top="0in" fo:margin-bottom="0in" fo:padding-left="0.0193in" fo:padding-right="0in" fo:padding-top="0in" fo:padding-bottom="0in" fo:border-left="1.5pt solid #0000ff" fo:border-right="none" fo:border-top="none" fo:border-bottom="none"/>
      <style:text-properties fo:color="#000000" fo:background-color="transparent"/>
    </style:style>
    <style:style style:name="P12" style:family="paragraph" style:parent-style-name="Standard">
      <style:text-properties fo:font-size="10pt" style:font-size-asian="10pt" style:font-size-complex="10pt"/>
    </style:style>
    <style:style style:name="P13" style:family="paragraph" style:parent-style-name="Standard">
      <style:text-properties fo:color="#000000" style:font-name="Arial" fo:font-size="10pt" style:font-size-asian="10pt" style:font-size-complex="10pt"/>
    </style:style>
    <style:style style:name="P14" style:family="paragraph" style:parent-style-name="Text_20_body">
      <style:paragraph-properties fo:margin-top="0in" fo:margin-bottom="0in"/>
      <style:text-properties fo:color="#000000"/>
    </style:style>
    <style:style style:name="P15" style:family="paragraph" style:parent-style-name="Text_20_body">
      <style:paragraph-properties fo:margin-top="0in" fo:margin-bottom="0in"/>
      <style:text-properties fo:color="#000000" style:font-name="Arial" fo:font-size="10pt"/>
    </style:style>
    <style:style style:name="P16" style:family="paragraph" style:parent-style-name="Quotations">
      <style:paragraph-properties fo:padding-left="0.0193in" fo:padding-right="0in" fo:padding-top="0in" fo:padding-bottom="0in" fo:border-left="1.5pt solid #0000ff" fo:border-right="none" fo:border-top="none" fo:border-bottom="none"/>
      <style:text-properties fo:color="#000000" style:font-name="Arial" fo:font-size="10pt" fo:background-color="transparent"/>
    </style:style>
    <style:style style:name="T1" style:family="text">
      <style:text-properties fo:font-size="10pt" style:font-size-asian="10pt" style:font-size-complex="10pt"/>
    </style:style>
    <style:style style:name="T2" style:family="text">
      <style:text-properties fo:font-size="10pt" fo:font-weight="bold" style:font-size-asian="10pt" style:font-size-complex="10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weight="normal" style:font-weight-asian="normal" style:font-weight-complex="normal"/>
    </style:style>
    <style:style style:name="T5" style:family="text">
      <style:text-properties style:font-name="Arial" fo:font-size="10pt"/>
    </style:style>
    <style:style style:name="T6" style:family="text">
      <style:text-properties style:font-name="Arial" fo:font-size="10pt" style:font-size-asian="10pt" style:font-size-complex="10pt"/>
    </style:style>
    <style:style style:name="T7" style:family="text">
      <style:text-properties style:font-name="Arial" fo:font-size="10pt" fo:font-weight="normal" style:font-size-asian="10pt" style:font-weight-asian="normal" style:font-size-complex="10pt" style:font-weight-complex="normal"/>
    </style:style>
    <style:style style:name="T8" style:family="text">
      <style:text-properties fo:color="#000000" style:font-name="Arial"/>
    </style:style>
    <style:style style:name="T9" style:family="text">
      <style:text-properties fo:color="#000000" style:font-name="Arial" fo:font-size="10pt" style:font-size-asian="10pt" style:font-size-complex="10pt"/>
    </style:style>
    <style:style style:name="T10" style:family="text">
      <style:text-properties fo:color="#000000" style:font-name="Arial" fo:font-size="10pt" fo:font-weight="normal" style:font-size-asian="10pt" style:font-weight-asian="normal" style:font-size-complex="10pt" style:font-weight-complex="normal"/>
    </style:style>
    <style:style style:name="T11" style:family="text">
      <style:text-properties fo:color="#000000" style:font-name="Arial"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ITS posts and threads about the Tokyo J-1 in TTTA.</text:p>
      <text:p text:style-name="P3">This text document is "TokyoJ-1.odt"</text:p>
      <text:p text:style-name="P7"/>
      <text:p text:style-name="Standard"><text:span text:style-name="T1">WITS Post #</text:span><text:span text:style-name="T3">62129</text:span><text:span text:style-name="T1">, by Udithag:</text:span></text:p>
      <text:p text:style-name="P1">Subject: Something about Tokyo J-1 in Tunnel</text:p>
      <text:p text:style-name="P1"/>
      <text:p text:style-name="P1">On page 286 in Tunnel Gann says...<text:line-break/><text:line-break/>"On the morning of August 3rd, Captain Robert Gordon<text:line-break/>traveled across Arizona and New Mexico and as he<text:line-break/>neared El Paso saw the largest airship that he had ever<text:line-break/>seen before slowly drifting over El Paso"<text:line-break/><text:line-break/>I looked at ruling signs of Arizona and New Mexico and found that New Mexico is<text:line-break/>ruled by Capricorn and Arizona is ruled by Aquarius.Also El Paso is ruled by<text:line-break/>Taurus.So this looks like Robert was coming towards Taurus passing Capricorn and<text:line-break/>Aquarius. When I looked at the heliocentric ephemeris on august 3rd, I saw Mars<text:line-break/>is in Taurus (7Tau54 or 37.908). In the next page Gann says that ship was Tokyo<text:line-break/>J-1 and it was more than 600 feet long. The cycle of Mars is around 687 days. So<text:line-break/>was Gann pointing Tokyo J-1 to Mars ???<text:line-break/>But I dont understand the facts that It had more than 100 officers and was<text:line-break/>carrying 25 airplanes.<text:line-break/><text:line-break/>I am new to this group and this is only my observation and dont know whether it<text:line-break/>is correct or not. All the replys and opinions about this are appreciated coz I<text:line-break/>spend a lot of time reading tunnel day and night even without doing other work<text:line-break/>and really want to learn the secret. I red lot of valueable posts on tunnel here<text:line-break/>and really they encouraged me to explore tunnel.<text:line-break/><text:line-break/>Best regards<text:line-break/>Uditha</text:p>
      <text:p text:style-name="P1"/>
      <text:p text:style-name="P1"/>
      <text:p text:style-name="P1"/>
      <text:p text:style-name="Standard"><text:span text:style-name="T1">WITS Post #</text:span><text:span text:style-name="T3">62135</text:span><text:span text:style-name="T1">, by Lord Valkyrie:</text:span></text:p>
      <text:p text:style-name="P6">Dear Sir,</text:p>
      <text:p text:style-name="P6">I think tokyo J-1 is Jupiter... around 98 deg.. </text:p>
      <text:p text:style-name="P1">It was estimated that more than 100 officers and aviators were aboard the airship when</text:p>
      <text:p text:style-name="P1">it fell. All were killed but two.</text:p>
      <text:p text:style-name="P1">100-2=98....  I am using geocentric...</text:p>
      <text:p text:style-name="P2">Pete</text:p>
      <text:p text:style-name="P1"/>
      <text:p text:style-name="P1"/>
      <text:p text:style-name="P1"/>
      <text:p text:style-name="P1"/>
      <text:p text:style-name="Standard"><text:span text:style-name="T1">WITS Post #</text:span><text:span text:style-name="T3">62130</text:span><text:span text:style-name="T1">, by </text:span><text:span text:style-name="T3">John Jr</text:span><text:span text:style-name="T2"> (</text:span><text:a xlink:type="simple" xlink:href="http://profiles.yahoo.com/johnajr"><text:span text:style-name="T1">johnajr</text:span></text:a><text:span text:style-name="T1">):</text:span></text:p>
      <text:p text:style-name="P1">Uditha,</text:p>
      <text:p text:style-name="P1">Looking at what you have I <text:bookmark text:name="misspell-1"/>don't feel heliocentric is the right thing to be looking at. In the normal flow it would be El Paso, New Mexico, and then Arizona as stated in the book it is reversed.</text:p>
      <text:p text:style-name="P1">John</text:p>
      <text:p text:style-name="P1"/>
      <text:p text:style-name="P1"/>
      <text:p text:style-name="P1"/>
      <text:p text:style-name="Standard"><text:span text:style-name="T1">WITS Post #</text:span><text:span text:style-name="T3">62131</text:span><text:span text:style-name="T1">, by BA:</text:span></text:p>
      <text:p text:style-name="Standard"><text:span text:style-name="T1">Great question and good answer by John.  Keep in mind the first goal here is to have some sort of idea as to what the Tokyo J-1 is, from that things can become easier to a degree.  The Tokyo J-1 is a cycle!  It has specific dynamics, like any cycle, one of thse dynamics is:  which planets are involved and I think you are on that trail!  J-1 could be Jupiter minus 1 = Mars </text:span><text:soft-page-break/><text:span text:style-name="T1">in the scheme of things.  (Jupuiter is the largest planet and the J-1 is like this huge mothership) If that was the case then </text:span><text:span text:style-name="T1">would there be a 3rd planet involved?</text:span></text:p>
      <text:p text:style-name="P1">BA</text:p>
      <text:p text:style-name="P1"/>
      <text:p text:style-name="P1"/>
      <text:p text:style-name="P1"/>
      <text:p text:style-name="Standard"><text:span text:style-name="T1">WITS Post #</text:span><text:span text:style-name="T3">62136</text:span><text:span text:style-name="T1">, by </text:span><text:span text:style-name="T3">John Jr</text:span><text:span text:style-name="T2"> (</text:span><text:a xlink:type="simple" xlink:href="http://profiles.yahoo.com/johnajr"><text:span text:style-name="T1">johnajr</text:span></text:a><text:span text:style-name="T1">):</text:span></text:p>
      <text:p text:style-name="P1">BA,</text:p>
      <text:p text:style-name="P1">Is Gann trying to throw us off here? Jupiter geocentric on August 3 is right around 98 and doesn't get to El Paso till September 17.</text:p>
      <text:p text:style-name="P1">Thanks,</text:p>
      <text:p text:style-name="P1">John</text:p>
      <text:p text:style-name="P1"/>
      <text:p text:style-name="P1"/>
      <text:p text:style-name="P1"/>
      <text:p text:style-name="P1"/>
      <text:p text:style-name="Standard"><text:span text:style-name="T1">WITS Post #</text:span><text:span text:style-name="T3">62137</text:span><text:span text:style-name="T1">, by BA:</text:span></text:p>
      <text:p text:style-name="P1">Hi John,</text:p>
      <text:p text:style-name="P1">Ya, that threw me off years ago as well, Jupiter witting right there geo.   It is a Heliocentric cycle.  Dominant in Coffee.</text:p>
      <text:p text:style-name="P1">BA</text:p>
      <text:p text:style-name="P1"/>
      <text:p text:style-name="P1"/>
      <text:p text:style-name="P1"/>
      <text:p text:style-name="P1"/>
      <text:p text:style-name="Standard"><text:span text:style-name="T1">WITS Post #</text:span><text:span text:style-name="T3">62145</text:span><text:span text:style-name="T1">, by Udithag:</text:span></text:p>
      <text:p text:style-name="P1">After destroying the Tokyo J-1, in september Walter and Robert flew using two planes captured from Tokyo j-1. Then Walter's one was destroyed and Robert was captured by Japan.Then gann says in page 292-293 <text:line-break/>"As soon as they had landed with him, his mind went<text:line-break/>back to the days of his youth, when he had built his<text:line-break/>first bicycle to ride on the water, and when he had read<text:line-break/>the Bible and talked about the wars to come and made<text:line-break/>his plans for the great airship......"<text:line-break/><text:line-break/>In page 10 in Tunnel gann says that the bicycle is made in 1917 and also Robert was 11 years old then. <text:line-break/><text:line-break/>In 1917 june 8(Jupier conjuct Mars) square Uranus and also in 1930 september 26 the same aspects (Jupier conjuct Mars) square Uranus can be seen.So does it have any relationship to Tokyo J-1 ??? can that 3rd planet be Uranus??? Or Gann only pointing us to Jupiter-Mars cycle???<text:line-break/><text:line-break/>This is just my idea and maybe a stupid way of thinking :P. If so sorry for wasting your valueable time. But I like to know your opinions on that. I want to know exactly about this cycle before moving into other cycles in the book<text:line-break/><text:line-break/>Good Luck<text:line-break/>Uditha </text:p>
      <text:p text:style-name="P1"/>
      <text:p text:style-name="P1"/>
      <text:p text:style-name="P1"/>
      <text:p text:style-name="P1">WITS Post #<text:span text:style-name="T4">62146</text:span>, by BA:</text:p>
      <text:p text:style-name="P1">Hi,</text:p>
      <text:p text:style-name="P1">Its in making connections that things in Tunnel can be understood and so your post is spot on as far as attempting to get things connected.  Usually the 3rd is a faster moving body, Uranus would move a lil too slow for these type of cycles.   Hope this helps.</text:p>
      <text:p text:style-name="P1">BA</text:p>
      <text:p text:style-name="P1"/>
      <text:p text:style-name="P1"/>
      <text:p text:style-name="P1"/>
      <text:p text:style-name="Horizontal_20_Line"/>
      <text:p text:style-name="Standard"><text:soft-page-break/><text:span text:style-name="T9">WITS Post #</text:span><text:span text:style-name="T7">62140</text:span><text:span text:style-name="T10">, by </text:span><text:span text:style-name="T9">Lorin (</text:span><text:span text:style-name="T10">reikimstr)</text:span><text:span text:style-name="T9">:</text:span></text:p>
      <text:p text:style-name="Standard"><text:span text:style-name="T9">Subject: </text:span><text:span text:style-name="T6">Tokyo J - 1</text:span></text:p>
      <text:p text:style-name="P5">Lets think out of the box for a moment. </text:p>
      <text:p text:style-name="P4">Are three planets here?  Yes, the "Rising Sun", Jupiter and Mars.  </text:p>
      <text:p text:style-name="P4">But are we being told that there is a 3 planet cycle and a two planet cycle?  This is an intriguing question.  I leave this up to you. </text:p>
      <text:p text:style-name="P4">There certainly is a two planet cycle..........Jupiter and Mars but is the true answer that the Sun is, in some way, an anchoring point. </text:p>
      <text:p text:style-name="P4">Later, I will post a complete chart graphic of Coffee with a two planet cycle and anchoring of my educated free choice. </text:p>
      <text:p text:style-name="P4">But for now lets consider the geometry of this coffee market and using the Sun as our anchoring points for the "time" cycle extensions.  He told us, in this example, that the Sun/Earth is involved. </text:p>
      <text:p text:style-name="P4">Lets remember that Gann was a creative thinker...............I might add that there are 116/117 weeks in this initial time period.  I tell you this for a reason as Gann understood it. </text:p>
      <text:p text:style-name="P4">See Attached:  This is a weekly Coffee, December contract.  I have anchored the beginning and ending point of the initial time measurement to the annual cycle of the Sun.  For now, just consider this serendipity, altho there is science here. </text:p>
      <text:p text:style-name="P4">Notice how by doing this suddenly the rhythm of the Coffee market has been cracked.  And it implies that we may now have entered a bull market in this commodity. </text:p>
      <text:p text:style-name="P4">Best Regards and I hope you have fun with this concept.  </text:p>
      <text:p text:style-name="P4">Lorin</text:p>
      <text:p text:style-name="P1"/>
      <text:p text:style-name="P1">Attachment <text:line-break/><text:span text:style-name="Emphasis">Coffee 8-21-12.gif</text:span> </text:p>
      <text:p text:style-name="P1"/>
      <text:p text:style-name="P1">rluu: I've printed out this post and attached image by Lorin. <text:s/>See my folder on Coffee, subdirectory 62140. <text:s/>This is also on my computer under LorinPosts, subdirectory 62140. <text:s/>In this diagram, there are measurements, and then vertical lines drawn at various ratios of that initial measurement. <text:s/>Ratios used are: 0.25, 0.5, 0.618, 0.786, 1.0, 1.272.</text:p>
      <text:p text:style-name="P1"/>
      <text:p text:style-name="P1"/>
      <text:p text:style-name="P1"/>
      <text:p text:style-name="P1"><text:span text:style-name="T8">WITS Post #</text:span><text:span text:style-name="T11">62148, by </text:span><text:span text:style-name="T8">Lorin (</text:span><text:span text:style-name="T11">reikimstr)</text:span><text:span text:style-name="T8">:</text:span></text:p>
      <text:p text:style-name="P5"/>
      <text:p text:style-name="P5"><text:bookmark text:name="role_document"/>In a message dated 8/21/2012 9:33:33 A.M. Mountain Daylight Time, reikimstr@... writes:</text:p>
      <text:p text:style-name="P10">There certainly is a two planet cycle..........Jupiter and Mars but is the true answer that the Sun is, in some way, an anchoring point? </text:p>
      <text:p text:style-name="P11"> </text:p>
      <text:p text:style-name="P16">Later, I will post a complete chart graphic of Coffee with a two planet cycle and anchoring of my educated free choice. </text:p>
      <text:p text:style-name="P9">Or is it Jupiter and 'Sun or Mars and Sun?  Many potential candidates here.............think heliocentrically of course. </text:p>
      <text:p text:style-name="P8"/>
      <text:p text:style-name="P8"><text:span text:style-name="T5">See attached:  This is why Gann's approach is so valuable.  If done correctly, it is a complete picture of the position of the market and its potential or lack therof.  </text:span></text:p>
      <text:p text:style-name="P8"><text:span text:style-name="T5"/></text:p>
      <text:p text:style-name="P8"><text:span text:style-name="T5">I demonstrated the geometry now the planetary rhythm should agree............it does. </text:span></text:p>
      <text:p text:style-name="P8"><text:span text:style-name="T5"/></text:p>
      <text:p text:style-name="P9">Best Regards, </text:p>
      <text:p text:style-name="P9">Lorin</text:p>
      <text:p text:style-name="P1"/>
      <text:p text:style-name="P1"/>
      <text:p text:style-name="P1">Attachment </text:p>
      <text:p text:style-name="P1"><text:span text:style-name="Emphasis">Coffee Time Price Space Rhythm 8-22-12.gif</text:span></text:p>
      <text:p text:style-name="P1"/>
      <text:p text:style-name="P1">rluu: I've printed out this post and attached image by Lorin. <text:s/>See my folder on Coffee, subdirectory 62148. <text:s/>This is also on my computer under LorinPosts, subdirectory 62148. <text:s/></text:p>
      <text:p text:style-name="P1"/>
      <text:p text:style-name="Horizontal_20_Line"><text:soft-page-break/></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Hindi1" svg:font-family="'Lohit Hindi'"/>
    <style:font-face style:name="times new roman" svg:font-family="'times new roman', 'new york',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1T12:17:56</meta:creation-date>
    <dc:date>2012-08-24T01:50:16</dc:date>
    <meta:editing-duration>PT15M48S</meta:editing-duration>
    <meta:editing-cycles>3</meta:editing-cycles>
    <meta:generator>LibreOffice/3.4$Unix LibreOffice_project/340m1$Build-1505</meta:generator>
    <meta:print-date>2012-08-24T01:49:50</meta:print-date>
    <meta:document-statistic meta:table-count="0" meta:image-count="0" meta:object-count="0" meta:page-count="4" meta:paragraph-count="62" meta:word-count="1268" meta:character-count="7013" meta:non-whitespace-character-count="5738"/>
  </office:meta>
</office:document-meta>
</file>